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042e8c" fo:background-color="transparent"/>
    </style:style>
    <style:style style:name="P3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013428" officeooo:paragraph-rsid="00013428" fo:background-color="transparent"/>
    </style:style>
    <style:style style:name="P4" style:family="paragraph" style:parent-style-name="Standard">
      <style:text-properties fo:color="#000000" loext:opacity="100%" fo:background-color="transparent"/>
    </style:style>
    <style:style style:name="T1" style:family="text">
      <style:text-properties officeooo:rsid="00042e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uestion Mode Situation:</text:p>
      <text:p text:style-name="P3"><text:tab/><text:tab/>assets/sails</text:p>
      <text:p text:style-name="P3">Question Mode schema:</text:p>
      <text:p text:style-name="P3"><text:tab/><text:tab/>assets/question_schema</text:p>
      <text:p text:style-name="P3">answer = False:</text:p>
      <text:p text:style-name="P3"><text:tab/><text:tab/>assets/schema</text:p>
      <text:p text:style-name="P3">show_wind:</text:p>
      <text:p text:style-name="P3"><text:tab/><text:tab/>assets/wind</text:p>
      <text:p text:style-name="P1"/>
      <text:p text:style-name="P1">motiv_dict={</text:p>
      <text:p text:style-name="P1"># Bb_Bb</text:p>
      <text:p text:style-name="P1">"Bb_Bb1": {</text:p>
      <text:p text:style-name="P1">"question_situation": "Bb_Bb1",</text:p>
      <text:p text:style-name="P1">"question_schema": "Bb_Bb_Frage1",</text:p>
      <text:p text:style-name="P1">"answer": "kurshaltepflichtig",</text:p>
      <text:p text:style-name="P1">"schema": "Bb_Bb_Schema",</text:p>
      <text:p text:style-name="P1">"wind": "wind_315"</text:p>
      <text:p text:style-name="P1">},</text:p>
      <text:p text:style-name="P1">"Bb_Bb2": {</text:p>
      <text:p text:style-name="P1">"question_situation": "Bb_Bb2",</text:p>
      <text:p text:style-name="P1">"question_schema": "Bb_Bb_Frage2",</text:p>
      <text:p text:style-name="P1">"answer": "kurshaltepflichtig",</text:p>
      <text:p text:style-name="P1">"schema": "Bb_Bb_Schema",</text:p>
      <text:p text:style-name="P1">"wind": "wind_315"</text:p>
      <text:p text:style-name="P1">},</text:p>
      <text:p text:style-name="P1"># Bb_Stb</text:p>
      <text:p text:style-name="P1">"Bb_Stb1": {</text:p>
      <text:p text:style-name="P1">"question_situation": "Bb_Stb1",</text:p>
      <text:p text:style-name="P1">"question_schema": "Bb_Stb_Frage1",</text:p>
      <text:p text:style-name="P1">"answer": "ausweichpflichtig",</text:p>
      <text:p text:style-name="P1">"schema": "Bb_Stb_Schema",</text:p>
      <text:p text:style-name="P1">"wind": "wind_270"</text:p>
      <text:p text:style-name="P1">},</text:p>
      <text:p text:style-name="P1">"Bb_Stb2": {</text:p>
      <text:p text:style-name="P1">"question_situation": "Bb_Stb2",</text:p>
      <text:p text:style-name="P1">"question_schema": "Bb_Stb_Frage2",</text:p>
      <text:p text:style-name="P1">"answer": "ausweichpflichtig",</text:p>
      <text:p text:style-name="P1">"schema": "Bb_Stb_Schema2",</text:p>
      <text:p text:style-name="P1">"wind": "wind_225"</text:p>
      <text:p text:style-name="P1">},</text:p>
      <text:p text:style-name="P1">"Bb_Stb3": {</text:p>
      <text:p text:style-name="P1">"question_situation": "Bb_Stb3",</text:p>
      <text:p text:style-name="P1">"question_schema": "Bb_Stb_Frage3",</text:p>
      <text:p text:style-name="P1">"answer": "ausweichpflichtig",</text:p>
      <text:p text:style-name="P1">"schema": "Bb_Stb_Schema3",</text:p>
      <text:p text:style-name="P1">"wind": "wind_315"</text:p>
      <text:p text:style-name="P1">},</text:p>
      <text:p text:style-name="P1"># Stb_Bb</text:p>
      <text:p text:style-name="P1">"Stb_Bb1": {</text:p>
      <text:p text:style-name="P1">"question_situation": "Stb_Bb1",</text:p>
      <text:p text:style-name="P1">"question_schema": "Stb_Bb_Frage1",</text:p>
      <text:p text:style-name="P1"><text:soft-page-break/>"answer": "kurshaltepflichtig",</text:p>
      <text:p text:style-name="P1">"schema": "Stb_Bb_Schema",</text:p>
      <text:p text:style-name="P1">"wind": "wind_90"</text:p>
      <text:p text:style-name="P1">},</text:p>
      <text:p text:style-name="P1">"Stb_Bb2": {</text:p>
      <text:p text:style-name="P1">"question_situation": "Stb_Bb2",</text:p>
      <text:p text:style-name="P1">"question_schema": "Stb_Bb_Frage2",</text:p>
      <text:p text:style-name="P1">"answer": "kurshaltepflichtig",</text:p>
      <text:p text:style-name="P1">"schema": "Stb_Bb_Schema2",</text:p>
      <text:p text:style-name="P1">"wind": "wind_135"</text:p>
      <text:p text:style-name="P1">},</text:p>
      <text:p text:style-name="P1">"Stb_Bb3": {</text:p>
      <text:p text:style-name="P1">"question_situation": "Stb_Bb3",</text:p>
      <text:p text:style-name="P1">"question_schema": "Stb_Bb_Frage3",</text:p>
      <text:p text:style-name="P1">"answer": "kurshaltepflichtig",</text:p>
      <text:p text:style-name="P1">"schema": "Stb_Bb_Schema3",</text:p>
      <text:p text:style-name="P1">"wind": "wind_45"</text:p>
      <text:p text:style-name="P1">},</text:p>
      <text:p text:style-name="P1"># Stb_Stb</text:p>
      <text:p text:style-name="P1">"Stb_Stb1": {</text:p>
      <text:p text:style-name="P1">"question_situation": "Stb_Stb1",</text:p>
      <text:p text:style-name="P1">"question_schema": "Stb_Stb_Frage1",</text:p>
      <text:p text:style-name="P1">"answer": "kurshaltepflichtig",</text:p>
      <text:p text:style-name="P1">"schema": "Stb_Stb_Schema",</text:p>
      <text:p text:style-name="P1">"wind": "wind_45"</text:p>
      <text:p text:style-name="P1">},</text:p>
      <text:p text:style-name="P1">"Stb_Stb2": {</text:p>
      <text:p text:style-name="P1">"question_situation": "Stb_Stb2",</text:p>
      <text:p text:style-name="P1">"question_schema": "Stb_Stb_Frage2",</text:p>
      <text:p text:style-name="P1">"answer": "ausweichpflichtig",</text:p>
      <text:p text:style-name="P2">"schema": "Stb_Stb_Schema<text:span text:style-name="T1">2</text:span>",</text:p>
      <text:p text:style-name="P1">"wind": "wind_315"</text:p>
      <text:p text:style-name="P1">},</text:p>
      <text:p text:style-name="P1">}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21:33:26.972056883</meta:creation-date>
    <dc:date>2023-07-27T22:06:05.348158230</dc:date>
    <meta:editing-duration>PT12M1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84" meta:word-count="154" meta:character-count="1739" meta:non-whitespace-character-count="1661"/>
  </office:meta>
</office:document-meta>
</file>